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3"/>
        <table:table-column table:style-name="co1" table:number-columns-repeated="9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1" table:number-columns-repeated="11"/>
          <table:table-cell table:style-name="ce11" office:value-type="string" calcext:value-type="string">
            <text:p>Enable</text:p>
          </table:table-cell>
          <table:table-cell table:style-name="ce27" office:value-type="string" calcext:value-type="string">
            <text:p>Last Reviewed</text:p>
          </table:table-cell>
          <table:table-cell table:style-name="ce11" office:value-type="string" calcext:value-type="string">
            <text:p>Review in Days</text:p>
          </table:table-cell>
          <table:table-cell table:style-name="ce32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/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6" calcext:value-type="date">
            <text:p>06/16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3];NOT(ISBLANK([.M3])));[.M3]+[.N3];&quot;&quot;)" office:value-type="date" office:date-value="2020-06-25" calcext:value-type="date">
            <text:p>06/25/20</text:p>
          </table:table-cell>
          <table:table-cell table:number-columns-repeated="49"/>
        </table:table-row>
        <table:table-row table:style-name="ro1">
          <table:table-cell table:style-name="ce2"/>
          <table:table-cell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4];NOT(ISBLANK([.M4])));[.M4]+[.N4];&quot;&quot;)" office:value-type="date" office:date-value="2020-06-20" calcext:value-type="date">
            <text:p>06/20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9" calcext:value-type="date">
            <text:p>06/19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5];NOT(ISBLANK([.M5])));[.M5]+[.N5];&quot;&quot;)" office:value-type="date" office:date-value="2020-06-22" calcext:value-type="date">
            <text:p>06/22/2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04-debugging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6];NOT(ISBLANK([.M6])));[.M6]+[.N6];&quot;&quot;)" office:value-type="date" office:date-value="2020-06-23" calcext:value-type="date">
            <text:p>06/23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5-basic-data-structures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7];NOT(ISBLANK([.M7])));[.M7]+[.N7];&quot;&quot;)" office:value-type="date" office:date-value="2020-06-18" calcext:value-type="date">
            <text:p>06/18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6-basic-algorithm-scripting</text:p>
          </table:table-cell>
          <table:table-cell table:style-name="ce3" table:number-columns-repeated="9"/>
          <table:table-cell table:style-name="ce34" office:value-type="boolean" office:boolean-value="false" calcext:value-type="boolean">
            <text:p>FALS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8];NOT(ISBLANK([.M8])));[.M8]+[.N8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7-object-oriented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9" calcext:value-type="date">
            <text:p>06/19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9];NOT(ISBLANK([.M9])));[.M9]+[.N9];&quot;&quot;)" office:value-type="date" office:date-value="2020-06-20" calcext:value-type="date">
            <text:p>06/20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8-functional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10];NOT(ISBLANK([.M10])));[.M10]+[.N10];&quot;&quot;)" office:value-type="date" office:date-value="2020-06-21" calcext:value-type="date">
            <text:p>06/21/20</text:p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/>
          <table:table-cell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2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Sheet.$A$1" table:cell-range-address="$Sheet.$A$1:.$O$1006"/>
        </table:named-expressions>
        <calcext:conditional-formats>
          <calcext:conditional-format calcext:target-range-address="Sheet.A1:Sheet.A3 Sheet.B1:Sheet.B2 Sheet.C1:Sheet.K3 Sheet.D4:Sheet.D6 Sheet.E4:Sheet.K6 Sheet.B4:Sheet.B1065 Sheet.A4:Sheet.A4 Sheet.A7:Sheet.A1010 Sheet.C7:Sheet.K1010 Sheet.C1012:Sheet.C1015 Sheet.C1017:Sheet.C1020 Sheet.C1022:Sheet.C1025 Sheet.C1027:Sheet.C1030 Sheet.C1032:Sheet.C1035 Sheet.B1066:Sheet.B1048576 Sheet.O1:Sheet.O1035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4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4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4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4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4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4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4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4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4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4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5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4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4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4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4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4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4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4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4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4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4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4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4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4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4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4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4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6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-00-0000</text:date>, <text:time style:data-style-name="N2" text:time-value="15:03:12.667776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0T15:04:35.410107497</dc:date>
    <meta:editing-duration>PT6H41M24S</meta:editing-duration>
    <meta:editing-cycles>40</meta:editing-cycles>
    <meta:generator>LibreOffice/6.4.3.2$Linux_X86_64 LibreOffice_project/40$Build-2</meta:generator>
    <dc:creator>George Mendoza</dc:creator>
    <meta:document-statistic meta:table-count="2" meta:cell-count="1178" meta:object-count="0"/>
  </office:meta>
</office:document-meta>
</file>